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c5b" officeooo:paragraph-rsid="00012c5b"/>
    </style:style>
    <style:style style:name="P2" style:family="paragraph" style:parent-style-name="Standard">
      <style:text-properties officeooo:rsid="00012c5b" officeooo:paragraph-rsid="00016118"/>
    </style:style>
    <style:style style:name="P3" style:family="paragraph" style:parent-style-name="Standard">
      <style:text-properties fo:font-weight="bold" officeooo:rsid="00012c5b" officeooo:paragraph-rsid="00012c5b" style:font-weight-asian="bold" style:font-weight-complex="bold"/>
    </style:style>
    <style:style style:name="P4" style:family="paragraph" style:parent-style-name="Standard">
      <style:text-properties fo:font-weight="bold" officeooo:rsid="00012c5b" officeooo:paragraph-rsid="000b6c5b" style:font-weight-asian="bold" style:font-weight-complex="bold"/>
    </style:style>
    <style:style style:name="P5" style:family="paragraph" style:parent-style-name="Standard">
      <style:text-properties fo:font-weight="bold" officeooo:rsid="00012c5b" officeooo:paragraph-rsid="00206e0e" style:font-weight-asian="bold" style:font-weight-complex="bold"/>
    </style:style>
    <style:style style:name="P6" style:family="paragraph" style:parent-style-name="Standard">
      <style:text-properties fo:font-weight="bold" officeooo:rsid="00016118" officeooo:paragraph-rsid="00016118" style:font-weight-asian="bold" style:font-weight-complex="bold"/>
    </style:style>
    <style:style style:name="P7" style:family="paragraph" style:parent-style-name="Standard">
      <style:text-properties fo:font-weight="bold" officeooo:rsid="000249c0" officeooo:paragraph-rsid="000249c0" style:font-weight-asian="bold" style:font-weight-complex="bold"/>
    </style:style>
    <style:style style:name="P8" style:family="paragraph" style:parent-style-name="Standard">
      <style:text-properties fo:font-weight="bold" officeooo:rsid="00166605" officeooo:paragraph-rsid="00206e0e" style:font-weight-asian="bold" style:font-weight-complex="bold"/>
    </style:style>
    <style:style style:name="P9" style:family="paragraph" style:parent-style-name="Standard">
      <style:text-properties fo:font-weight="bold" officeooo:rsid="0017f499" officeooo:paragraph-rsid="00206e0e" style:font-weight-asian="bold" style:font-weight-complex="bold"/>
    </style:style>
    <style:style style:name="P10" style:family="paragraph" style:parent-style-name="Standard">
      <style:text-properties fo:font-weight="bold" officeooo:rsid="00166605" officeooo:paragraph-rsid="00206e0e" fo:background-color="#ffcc00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12c5b" officeooo:paragraph-rsid="00012c5b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66605" officeooo:paragraph-rsid="00206e0e" fo:background-color="#ffcc00" style:font-weight-asian="bold" style:font-weight-complex="bold"/>
    </style:style>
    <style:style style:name="P13" style:family="paragraph" style:parent-style-name="Standard">
      <style:text-properties officeooo:rsid="00016118" officeooo:paragraph-rsid="00016118"/>
    </style:style>
    <style:style style:name="P14" style:family="paragraph" style:parent-style-name="Standard">
      <style:text-properties officeooo:rsid="00016118" officeooo:paragraph-rsid="000249c0"/>
    </style:style>
    <style:style style:name="P15" style:family="paragraph" style:parent-style-name="Standard">
      <style:text-properties officeooo:rsid="00016118" officeooo:paragraph-rsid="0014bcad"/>
    </style:style>
    <style:style style:name="P16" style:family="paragraph" style:parent-style-name="Standard">
      <style:text-properties officeooo:rsid="000249c0" officeooo:paragraph-rsid="000249c0"/>
    </style:style>
    <style:style style:name="P17" style:family="paragraph" style:parent-style-name="Standard">
      <style:text-properties fo:font-weight="normal" officeooo:rsid="000b6c5b" officeooo:paragraph-rsid="000b6c5b" style:font-weight-asian="normal" style:font-weight-complex="normal"/>
    </style:style>
    <style:style style:name="P18" style:family="paragraph" style:parent-style-name="Standard">
      <style:text-properties fo:font-weight="normal" officeooo:rsid="000b6c5b" officeooo:paragraph-rsid="001c58cc" style:font-weight-asian="normal" style:font-weight-complex="normal"/>
    </style:style>
    <style:style style:name="P19" style:family="paragraph" style:parent-style-name="Standard">
      <style:text-properties fo:font-weight="normal" officeooo:rsid="000b6c5b" officeooo:paragraph-rsid="001ca130" style:font-weight-asian="normal" style:font-weight-complex="normal"/>
    </style:style>
    <style:style style:name="P20" style:family="paragraph" style:parent-style-name="Standard">
      <style:text-properties fo:font-weight="normal" officeooo:rsid="001c58cc" officeooo:paragraph-rsid="001c58c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98e86" officeooo:paragraph-rsid="00206e0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ddf32" officeooo:paragraph-rsid="000ddf32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df32" officeooo:paragraph-rsid="000ddf32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012c5b" officeooo:paragraph-rsid="00012c5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0ddf3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206e0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206e0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ae2" officeooo:paragraph-rsid="00206e0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fo:background-color="#ffcc0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3ae2" officeooo:paragraph-rsid="00206e0e" style:font-size-asian="10.5pt" style:font-weight-asian="bold" style:font-size-complex="12pt" style:font-weight-complex="bold"/>
    </style:style>
    <style:style style:name="P32" style:family="paragraph" style:parent-style-name="Standard">
      <style:text-properties officeooo:rsid="001c58cc" officeooo:paragraph-rsid="001c58cc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012c5b" officeooo:paragraph-rsid="00012c5b" fo:background-color="#ccff66" style:font-size-asian="16pt" style:font-weight-asian="bold" style:font-size-complex="16pt" style:font-weight-complex="bold"/>
    </style:style>
    <style:style style:name="P34" style:family="paragraph" style:parent-style-name="Standard">
      <style:text-properties fo:font-weight="bold" officeooo:rsid="00166605" officeooo:paragraph-rsid="00206e0e" fo:background-color="#ffcc00" style:font-weight-asian="bold" style:font-weight-complex="bold"/>
    </style:style>
    <style:style style:name="P35" style:family="paragraph" style:parent-style-name="Standard">
      <style:text-properties fo:font-weight="bold" officeooo:rsid="0017f499" officeooo:paragraph-rsid="0022b02f" style:font-weight-asian="bold" style:font-weight-complex="bold"/>
    </style:style>
    <style:style style:name="P36" style:family="paragraph" style:parent-style-name="Standard">
      <style:text-properties fo:font-weight="bold" officeooo:rsid="00166605" officeooo:paragraph-rsid="00206e0e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c5b" officeooo:paragraph-rsid="00012c5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ddf32" officeooo:paragraph-rsid="000ddf32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2b02f" officeooo:paragraph-rsid="0022b02f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ae2" officeooo:paragraph-rsid="00206e0e" style:font-size-asian="10.5pt" style:font-weight-asian="normal" style:font-size-complex="12pt" style:font-weight-complex="normal"/>
    </style:style>
    <style:style style:name="P41" style:family="paragraph" style:parent-style-name="Standard">
      <style:text-properties officeooo:rsid="00012c5b" officeooo:paragraph-rsid="00012c5b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font-weight="bold" officeooo:rsid="0017f499" officeooo:paragraph-rsid="0022b02f" style:font-weight-asian="bold" style:font-weight-complex="bold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font-weight="bold" officeooo:rsid="00206e0e" officeooo:paragraph-rsid="00206e0e" style:font-weight-asian="bold" style:font-weight-complex="bold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font-weight="normal" officeooo:rsid="0017f499" officeooo:paragraph-rsid="00206e0e" style:font-weight-asian="normal" style:font-weight-complex="normal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weight="normal" officeooo:rsid="00012c5b" officeooo:paragraph-rsid="0022b02f" style:font-weight-asian="normal" style:font-weight-complex="normal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2b02f" style:font-weight-asian="normal" style:font-weight-complex="normal"/>
    </style:style>
    <style:style style:name="T1" style:family="text">
      <style:text-properties officeooo:rsid="0007a1c4"/>
    </style:style>
    <style:style style:name="T2" style:family="text">
      <style:text-properties officeooo:rsid="000b6c5b"/>
    </style:style>
    <style:style style:name="T3" style:family="text">
      <style:text-properties fo:font-weight="normal" officeooo:rsid="000b6c5b" style:font-weight-asian="normal" style:font-weight-complex="normal"/>
    </style:style>
    <style:style style:name="T4" style:family="text">
      <style:text-properties fo:font-weight="normal" officeooo:rsid="0022b02f" style:font-weight-asian="normal" style:font-weight-complex="normal"/>
    </style:style>
    <style:style style:name="T5" style:family="text">
      <style:text-properties officeooo:rsid="0010cfa7"/>
    </style:style>
    <style:style style:name="T6" style:family="text">
      <style:text-properties officeooo:rsid="00117501"/>
    </style:style>
    <style:style style:name="T7" style:family="text">
      <style:text-properties officeooo:rsid="00161127"/>
    </style:style>
    <style:style style:name="T8" style:family="text">
      <style:text-properties officeooo:rsid="00165d9c"/>
    </style:style>
    <style:style style:name="T9" style:family="text">
      <style:text-properties officeooo:rsid="001a9c85"/>
    </style:style>
    <style:style style:name="T10" style:family="text">
      <style:text-properties officeooo:rsid="001c58cc"/>
    </style:style>
    <style:style style:name="T11" style:family="text">
      <style:text-properties officeooo:rsid="001ca130"/>
    </style:style>
    <style:style style:name="T12" style:family="text">
      <style:text-properties officeooo:rsid="001d1cbd"/>
    </style:style>
    <style:style style:name="T13" style:family="text">
      <style:text-properties officeooo:rsid="0017f499"/>
    </style:style>
    <style:style style:name="T14" style:family="text">
      <style:text-properties officeooo:rsid="00206e0e"/>
    </style:style>
    <style:style style:name="T15" style:family="text">
      <style:text-properties fo:font-size="12pt" style:text-underline-style="none" officeooo:rsid="001a3ae2" style:font-size-asian="10.5pt" style:font-size-complex="12pt"/>
    </style:style>
    <style:style style:name="T16" style:family="text">
      <style:text-properties fo:font-size="12pt" style:text-underline-style="none" officeooo:rsid="00222ae9" style:font-size-asian="10.5pt" style:font-size-complex="12pt"/>
    </style:style>
    <style:style style:name="T17" style:family="text">
      <style:text-properties fo:background-color="#ffcc00" loext:char-shading-value="0"/>
    </style:style>
    <style:style style:name="T18" style:family="text">
      <style:text-properties officeooo:rsid="0017f499" fo:background-color="#ffcc00" loext:char-shading-value="0"/>
    </style:style>
    <style:style style:name="T19" style:family="text">
      <style:text-properties officeooo:rsid="00012c5b"/>
    </style:style>
    <style:style style:name="T20" style:family="text">
      <style:text-properties officeooo:rsid="0022b0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AHIER DES CHARGES <text:span text:style-name="T8">du Jeux de Piste OT</text:span></text:p>
      <text:p text:style-name="P11"/>
      <text:p text:style-name="P11"/>
      <text:p text:style-name="P11"/>
      <text:p text:style-name="P11"/>
      <text:p text:style-name="P11"/>
      <text:p text:style-name="P12">1) CONTEXTE</text:p>
      <text:p text:style-name="P12"/>
      <text:p text:style-name="P11"/>
      <text:p text:style-name="P11">Présentation du projet :</text:p>
      <text:p text:style-name="P1"/>
      <text:p text:style-name="P1"><text:span text:style-name="T9">L’office du tourisme </text:span>a <text:span text:style-name="T1">émis</text:span> le souhait de mettre en place une application <text:span text:style-name="T9">de jeu de piste autour du patrimoine Saint Gaudinois.</text:span></text:p>
      <text:p text:style-name="P1"/>
      <text:p text:style-name="P1"/>
      <text:p text:style-name="P3">L’importance du projet : </text:p>
      <text:p text:style-name="P1"/>
      <text:p text:style-name="P1"><text:tab/><text:span text:style-name="T9">Jeu de piste</text:span></text:p>
      <text:p text:style-name="P1"><text:tab/><text:span text:style-name="T10">Initier les touristes et re-sensibiliser les habitants</text:span></text:p>
      <text:p text:style-name="P1"><text:tab/>Permettre de promouvoir <text:span text:style-name="T10">le patrimoine St Gaudinois</text:span></text:p>
      <text:p text:style-name="P1"><text:tab/>La localisation <text:span text:style-name="T10">avec une Map</text:span></text:p>
      <text:p text:style-name="P1"><text:tab/>Communication <text:span text:style-name="T10">touristique</text:span></text:p>
      <text:p text:style-name="P1"/>
      <text:p text:style-name="P1"/>
      <text:p text:style-name="P8">Positionnement concurrentiel de la structure et du projet :</text:p>
      <text:p text:style-name="P8"/>
      <text:p text:style-name="P8">?????????</text:p>
      <text:p text:style-name="P1"><text:tab/></text:p>
      <text:p text:style-name="P1"/>
      <text:p text:style-name="P1"/>
      <text:p text:style-name="P3">Contraintes planning :</text:p>
      <text:p text:style-name="P1"/>
      <text:p text:style-name="P1"><text:tab/>Livrable le 07/<text:span text:style-name="T10">10</text:span> <text:span text:style-name="T1">avant </text:span>minuit</text:p>
      <text:p text:style-name="P1"/>
      <text:p text:style-name="P1"/>
      <text:p text:style-name="P1"/>
      <text:p text:style-name="P1"/>
      <text:p text:style-name="P1"/>
      <text:p text:style-name="P10">2) STRATÉGIE</text:p>
      <text:p text:style-name="P8"/>
      <text:p text:style-name="P8"/>
      <text:p text:style-name="P9">Stratégie d’objectifs :</text:p>
      <text:p text:style-name="P44"/>
      <text:p text:style-name="P45"><text:span text:style-name="T20">P</text:span>romouvoir <text:span text:style-name="T10">le patrimoine St Gaudinois</text:span></text:p>
      <text:p text:style-name="P46">Outil touristique</text:p>
      <text:p text:style-name="P9"><text:tab/></text:p>
      <text:p text:style-name="P9"/>
      <text:p text:style-name="P9"/>
      <text:p text:style-name="P9"/>
      <text:p text:style-name="P35">Stratégie cible : </text:p>
      <text:p text:style-name="P42"><text:span text:style-name="T4"/></text:p>
      <text:p text:style-name="P42"><text:span text:style-name="T4">Familles et Touristes</text:span></text:p>
      <text:p text:style-name="P9"/>
      <text:p text:style-name="P8"/>
      <text:p text:style-name="P8"/>
      <text:p text:style-name="P8"/>
      <text:p text:style-name="P8"/>
      <text:p text:style-name="P10"><text:soft-page-break/></text:p>
      <text:p text:style-name="P8"><text:span text:style-name="T17">3) </text:span><text:span text:style-name="T18">ARCHITECTURE TECHNIQUE</text:span></text:p>
      <text:p text:style-name="P1"/>
      <text:p text:style-name="P3">Contraintes techniques :</text:p>
      <text:p text:style-name="P3"/>
      <text:p text:style-name="P32"><text:tab/>Géolocalisation</text:p>
      <text:p text:style-name="P32"><text:tab/>Map</text:p>
      <text:p text:style-name="P32"><text:tab/>RGPD</text:p>
      <text:p text:style-name="P1"><text:tab/><text:span text:style-name="T5">S</text:span>ystème de gestion <text:span text:style-name="T10">utilisateur</text:span></text:p>
      <text:p text:style-name="P1"><text:tab/><text:span text:style-name="T10">Interface utilisateur avec gamification (gain de badges?)</text:span></text:p>
      <text:p text:style-name="P1"><text:tab/><text:span text:style-name="T10">Mise à jour des parcours</text:span></text:p>
      <text:p text:style-name="P1"><text:tab/><text:span text:style-name="T10">Interface admin</text:span></text:p>
      <text:p text:style-name="P1"><text:tab/></text:p>
      <text:p text:style-name="P1"><text:tab/><text:span text:style-name="T10">BDD à définir</text:span></text:p>
      <text:p text:style-name="P1"><text:tab/>Hébergement à définir</text:p>
      <text:p text:style-name="P1"><text:tab/><text:span text:style-name="T11">Langage et concept à apprendre</text:span></text:p>
      <text:p text:style-name="P1"/>
      <text:p text:style-name="P1"/>
      <text:p text:style-name="P1"/>
      <text:p text:style-name="P3">Contraintes ressources :</text:p>
      <text:p text:style-name="P1"/>
      <text:p text:style-name="P1"><text:tab/>Administrateur à définir</text:p>
      <text:p text:style-name="P1"><text:tab/><text:span text:style-name="T14">Charte graphique</text:span></text:p>
      <text:p text:style-name="P1"/>
      <text:p text:style-name="P1"/>
      <text:p text:style-name="P5">C<text:span text:style-name="T13">hoix techniques / technologies utilisées</text:span> :</text:p>
      <text:p text:style-name="P43"/>
      <text:p text:style-name="P46">MySql</text:p>
      <text:p text:style-name="P46">Vue.js</text:p>
      <text:p text:style-name="P1"/>
      <text:p text:style-name="P1"/>
      <text:p text:style-name="P4"><text:span text:style-name="T2">Equipe</text:span>: <text:span text:style-name="T3">(Stagiaires de Simplon promo 2)</text:span></text:p>
      <text:p text:style-name="P17"/>
      <text:p text:style-name="P18"><text:tab/><text:span text:style-name="T10">Valentin Janvier,</text:span></text:p>
      <text:p text:style-name="P19"><text:tab/>Vanessa Roux,</text:p>
      <text:p text:style-name="P20"><text:tab/>Clément Scherrer</text:p>
      <text:p text:style-name="P17"><text:tab/> </text:p>
      <text:p text:style-name="P1"/>
      <text:p text:style-name="P3">Suivi projet :</text:p>
      <text:p text:style-name="P1"/>
      <text:p text:style-name="P1"><text:tab/>Maintenance du site : SIMPLON</text:p>
      <text:p text:style-name="P1"><text:tab/>Formation de l’équipe O<text:span text:style-name="T11">T : Simplon</text:span></text:p>
      <text:p text:style-name="P3"/>
      <text:p text:style-name="P24"/>
      <text:p text:style-name="P24"/>
      <text:p text:style-name="P37">Description fonctionnelle du site </text:p>
      <text:p text:style-name="P13"/>
      <text:p text:style-name="P6">Page connexion / Inscription  <text:span text:style-name="T11">(Accueil) </text:span>:</text:p>
      <text:p text:style-name="P13"><text:tab/>Pseudo + Password + mail (obligatoire)</text:p>
      <text:p text:style-name="P15"><text:tab/>RGPD</text:p>
      <text:p text:style-name="P13"><text:tab/>Mot de passe oublié</text:p>
      <text:p text:style-name="P13"><text:tab/>Avatar<text:span text:style-name="T7">s</text:span></text:p>
      <text:p text:style-name="P13"/>
      <text:p text:style-name="P6">Page Map :</text:p>
      <text:p text:style-name="P13"><text:tab/><text:span text:style-name="T11">Liste des points d’activités</text:span></text:p>
      <text:p text:style-name="P13"><text:tab/><text:span text:style-name="T11">Affichage position utilisateur</text:span></text:p>
      <text:p text:style-name="P13"><text:tab/><text:span text:style-name="T11">Bouton tri parcours</text:span></text:p>
      <text:p text:style-name="P13"><text:soft-page-break/><text:tab/><text:span text:style-name="T11">Bouton dashboard</text:span></text:p>
      <text:p text:style-name="P13"><text:tab/><text:span text:style-name="T11">Pop-up d’activités</text:span></text:p>
      <text:p text:style-name="P13"><text:tab/></text:p>
      <text:p text:style-name="P13"/>
      <text:p text:style-name="P6">Page <text:span text:style-name="T12">dashboard</text:span>:</text:p>
      <text:p text:style-name="P13"><text:tab/><text:span text:style-name="T12">Progression des parcours</text:span></text:p>
      <text:p text:style-name="P13"><text:tab/><text:span text:style-name="T12">Badge obtenus</text:span></text:p>
      <text:p text:style-name="P13"><text:tab/><text:span text:style-name="T12">Progression de compte</text:span></text:p>
      <text:p text:style-name="P13"><text:tab/><text:span text:style-name="T12">Modifier info perso</text:span></text:p>
      <text:p text:style-name="P13"/>
      <text:p text:style-name="P16"/>
      <text:p text:style-name="P7"><text:span text:style-name="T12">P</text:span>age admin :</text:p>
      <text:p text:style-name="P16"><text:tab/><text:span text:style-name="T12">Ajout d’un parcours</text:span></text:p>
      <text:p text:style-name="P16"><text:tab/><text:span text:style-name="T12">Ajout des points d’intérêts</text:span></text:p>
      <text:p text:style-name="P16"><text:tab/><text:span text:style-name="T12">Ajout des activités</text:span></text:p>
      <text:p text:style-name="P16"><text:tab/>Recevoir les notifications des activités par mail (inscription)</text:p>
      <text:p text:style-name="P16"><text:tab/><text:span text:style-name="T12">Nombre d’</text:span>inscrits </text:p>
      <text:p text:style-name="P16"><text:tab/></text:p>
      <text:p text:style-name="P16"/>
      <text:p text:style-name="P16"/>
      <text:p text:style-name="P16"/>
      <text:p text:style-name="P16"><text:tab/></text:p>
      <text:p text:style-name="P29">4) RESSOURCES ET CONTRAINTES</text:p>
      <text:p text:style-name="P29"/>
      <text:p text:style-name="P26"/>
      <text:p text:style-name="P30">Prestations attendues :</text:p>
      <text:p text:style-name="P27"><text:tab/><text:span text:style-name="T14">Application jeux de piste autour du patrimoine Saint Gaudinois</text:span></text:p>
      <text:p text:style-name="P27"/>
      <text:p text:style-name="P27"/>
      <text:p text:style-name="P31">Ressources :</text:p>
      <text:p text:style-name="P28"><text:tab/><text:span text:style-name="T14">F</text:span>lyer <text:span text:style-name="T14">jeu de piste</text:span></text:p>
      <text:p text:style-name="P21"><text:span text:style-name="T15"><text:tab/></text:span></text:p>
      <text:p text:style-name="P28"/>
      <text:p text:style-name="P28"/>
      <text:p text:style-name="P28"/>
      <text:p text:style-name="P23">Charte graphique</text:p>
      <text:p text:style-name="P38"/>
      <text:p text:style-name="P39">LIBRE</text:p>
      <text:p text:style-name="P22"/>
      <text:p text:style-name="P22"/>
      <text:p text:style-name="P25"/>
      <text:p text:style-name="P25"/>
      <text:p text:style-name="P16"><text:tab/></text:p>
      <text:p text:style-name="P16"><text:tab/></text:p>
      <text:p text:style-name="P14"><text:tab/></text:p>
      <text:p text:style-name="P14"><text:tab/><text:tab/></text:p>
      <text:p text:style-name="P13"><text:tab/></text:p>
      <text:p text:style-name="P2"/>
      <text:p text:style-name="P1"/>
      <text:p text:style-name="P1"><text:tab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4:10:01.865948282</meta:creation-date>
    <dc:date>2018-09-25T21:16:19.627870791</dc:date>
    <meta:editing-duration>PT5H54M38S</meta:editing-duration>
    <meta:editing-cycles>23</meta:editing-cycles>
    <meta:generator>LibreOffice/6.0.3.2$Linux_X86_64 LibreOffice_project/00m0$Build-2</meta:generator>
    <meta:document-statistic meta:table-count="0" meta:image-count="0" meta:object-count="0" meta:page-count="3" meta:paragraph-count="89" meta:word-count="280" meta:character-count="1920" meta:non-whitespace-character-count="1651"/>
  </office:meta>
</office:document-meta>
</file>